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MessageConversionException.HttpMessageConversion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MessageConversionException.HttpMessageConversionException( String msg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